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723a" officeooo:paragraph-rsid="001c723a"/>
    </style:style>
    <style:style style:name="P2" style:family="paragraph" style:parent-style-name="Standard">
      <style:text-properties officeooo:rsid="001e3a63" officeooo:paragraph-rsid="001fd722"/>
    </style:style>
    <style:style style:name="P3" style:family="paragraph" style:parent-style-name="Standard">
      <style:text-properties fo:font-size="18pt" officeooo:rsid="001c723a" officeooo:paragraph-rsid="001c723a" style:font-size-asian="18pt" style:font-size-complex="18pt"/>
    </style:style>
    <style:style style:name="P4" style:family="paragraph" style:parent-style-name="Standard">
      <style:text-properties fo:font-weight="normal" officeooo:rsid="001e3a63" officeooo:paragraph-rsid="001fd722" style:font-weight-asian="normal" style:font-weight-complex="normal"/>
    </style:style>
    <style:style style:name="P5" style:family="paragraph" style:parent-style-name="Standard">
      <style:text-properties fo:font-weight="normal" officeooo:rsid="0029812c" officeooo:paragraph-rsid="0029812c" style:font-weight-asian="normal" style:font-weight-complex="normal"/>
    </style:style>
    <style:style style:name="P6" style:family="paragraph" style:parent-style-name="Standard" style:list-style-name="L11">
      <style:text-properties fo:font-weight="normal" officeooo:rsid="0029812c" officeooo:paragraph-rsid="0029812c" style:font-weight-asian="normal" style:font-weight-complex="normal"/>
    </style:style>
    <style:style style:name="P7" style:family="paragraph" style:parent-style-name="Standard" style:list-style-name="L12">
      <style:text-properties fo:font-weight="normal" officeooo:rsid="002b06b8" officeooo:paragraph-rsid="002b06b8" style:font-weight-asian="normal" style:font-weight-complex="normal"/>
    </style:style>
    <style:style style:name="P8" style:family="paragraph" style:parent-style-name="Standard">
      <style:text-properties fo:font-weight="normal" officeooo:rsid="002b06b8" officeooo:paragraph-rsid="002b06b8" style:font-weight-asian="normal" style:font-weight-complex="normal"/>
    </style:style>
    <style:style style:name="P9" style:family="paragraph" style:parent-style-name="Standard" style:list-style-name="L13">
      <style:text-properties fo:font-weight="normal" officeooo:rsid="002b06b8" officeooo:paragraph-rsid="002b06b8" style:font-weight-asian="normal" style:font-weight-complex="normal"/>
    </style:style>
    <style:style style:name="P10" style:family="paragraph" style:parent-style-name="Standard" style:list-style-name="L14">
      <style:text-properties fo:font-weight="normal" officeooo:rsid="002b06b8" officeooo:paragraph-rsid="002b06b8" style:font-weight-asian="normal" style:font-weight-complex="normal"/>
    </style:style>
    <style:style style:name="P11" style:family="paragraph" style:parent-style-name="Standard" style:list-style-name="L14">
      <style:text-properties fo:font-weight="normal" officeooo:rsid="002b2a53" officeooo:paragraph-rsid="002b2a53" style:font-weight-asian="normal" style:font-weight-complex="normal"/>
    </style:style>
    <style:style style:name="P12" style:family="paragraph" style:parent-style-name="Standard" style:list-style-name="L2">
      <style:text-properties officeooo:rsid="0020ecb2" officeooo:paragraph-rsid="0020ecb2"/>
    </style:style>
    <style:style style:name="P13" style:family="paragraph" style:parent-style-name="Standard" style:list-style-name="L2">
      <style:text-properties officeooo:rsid="0022b543" officeooo:paragraph-rsid="0022b543"/>
    </style:style>
    <style:style style:name="P14" style:family="paragraph" style:parent-style-name="Standard">
      <style:text-properties officeooo:rsid="0022b543" officeooo:paragraph-rsid="0022b543"/>
    </style:style>
    <style:style style:name="P15" style:family="paragraph" style:parent-style-name="Standard" style:list-style-name="L3">
      <style:text-properties officeooo:rsid="0022b543" officeooo:paragraph-rsid="0022b543"/>
    </style:style>
    <style:style style:name="P16" style:family="paragraph" style:parent-style-name="Standard" style:list-style-name="L3">
      <style:text-properties officeooo:rsid="00239047" officeooo:paragraph-rsid="00239047"/>
    </style:style>
    <style:style style:name="P17" style:family="paragraph" style:parent-style-name="Standard">
      <style:text-properties officeooo:rsid="00239047" officeooo:paragraph-rsid="00239047"/>
    </style:style>
    <style:style style:name="P18" style:family="paragraph" style:parent-style-name="Standard">
      <style:text-properties officeooo:rsid="002508a6" officeooo:paragraph-rsid="002508a6"/>
    </style:style>
    <style:style style:name="P19" style:family="paragraph" style:parent-style-name="Standard" style:list-style-name="L4">
      <style:text-properties officeooo:rsid="002508a6" officeooo:paragraph-rsid="002508a6"/>
    </style:style>
    <style:style style:name="P20" style:family="paragraph" style:parent-style-name="Standard" style:list-style-name="L5">
      <style:text-properties officeooo:rsid="002508a6" officeooo:paragraph-rsid="002508a6"/>
    </style:style>
    <style:style style:name="P21" style:family="paragraph" style:parent-style-name="Standard" style:list-style-name="L6">
      <style:text-properties officeooo:rsid="002508a6" officeooo:paragraph-rsid="002508a6"/>
    </style:style>
    <style:style style:name="P22" style:family="paragraph" style:parent-style-name="Standard">
      <style:text-properties officeooo:rsid="00255f42" officeooo:paragraph-rsid="00255f42"/>
    </style:style>
    <style:style style:name="P23" style:family="paragraph" style:parent-style-name="Standard">
      <style:text-properties officeooo:rsid="0026032e" officeooo:paragraph-rsid="0026032e"/>
    </style:style>
    <style:style style:name="P24" style:family="paragraph" style:parent-style-name="Standard" style:list-style-name="L8">
      <style:text-properties officeooo:rsid="0026032e" officeooo:paragraph-rsid="0026032e"/>
    </style:style>
    <style:style style:name="P25" style:family="paragraph" style:parent-style-name="Standard" style:list-style-name="L9">
      <style:text-properties officeooo:rsid="0026032e" officeooo:paragraph-rsid="0026032e"/>
    </style:style>
    <style:style style:name="P26" style:family="paragraph" style:parent-style-name="Standard" style:list-style-name="L10">
      <style:text-properties officeooo:rsid="0026bb2c" officeooo:paragraph-rsid="0026bb2c"/>
    </style:style>
    <style:style style:name="P27" style:family="paragraph" style:parent-style-name="Standard" style:list-style-name="L5">
      <style:text-properties officeooo:rsid="002eeffd" officeooo:paragraph-rsid="002eeffd"/>
    </style:style>
    <style:style style:name="P28" style:family="paragraph" style:parent-style-name="Standard" style:list-style-name="L5">
      <style:text-properties officeooo:rsid="002fddf7" officeooo:paragraph-rsid="002fddf7"/>
    </style:style>
    <style:style style:name="P29" style:family="paragraph" style:parent-style-name="Standard">
      <style:text-properties officeooo:rsid="002fddf7" officeooo:paragraph-rsid="002fddf7"/>
    </style:style>
    <style:style style:name="P30" style:family="paragraph" style:parent-style-name="Standard" style:list-style-name="L7">
      <style:text-properties officeooo:rsid="002fddf7" officeooo:paragraph-rsid="002fddf7"/>
    </style:style>
    <style:style style:name="P31" style:family="paragraph" style:parent-style-name="Standard" style:list-style-name="L8">
      <style:text-properties officeooo:rsid="002fddf7" officeooo:paragraph-rsid="002fddf7"/>
    </style:style>
    <style:style style:name="P32" style:family="paragraph" style:parent-style-name="Standard" style:list-style-name="L3">
      <style:text-properties officeooo:rsid="002fddf7" officeooo:paragraph-rsid="002fddf7"/>
    </style:style>
    <style:style style:name="P33" style:family="paragraph" style:parent-style-name="Standard" style:list-style-name="L3">
      <style:text-properties officeooo:rsid="003189db" officeooo:paragraph-rsid="003189db"/>
    </style:style>
    <style:style style:name="T1" style:family="text">
      <style:text-properties officeooo:rsid="0022b543"/>
    </style:style>
    <style:style style:name="T2" style:family="text">
      <style:text-properties style:text-line-through-style="solid" style:text-line-through-type="single" style:font-size-asian="10.5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3189db" style:font-style-asian="normal" style:font-style-complex="normal"/>
    </style:style>
    <style:style style:name="T6" style:family="text">
      <style:text-properties officeooo:rsid="002d105f"/>
    </style:style>
    <style:style style:name="T7" style:family="text">
      <style:text-properties officeooo:rsid="002fddf7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etosisällön hahmottelua</text:p>
      <text:p text:style-name="P1"/>
      <text:p text:style-name="P4">Asiakas</text:p>
      <text:list xml:id="list4834760775658444369" text:style-name="L2">
        <text:list-item>
          <text:p text:style-name="P12">Jokaisella asiakkaalla on käyttäjätili PPTKS:ssä. <text:span text:style-name="T1">Tilauksia ei voi tehdä ilman käyttäjätiliä. Asiakas- ja Käyttäjätunnus-taulujen yhteys on toteutettu niin, että asiakkaalla voi olla korkeintaan yksi käyttäjätunnus.</text:span></text:p>
        </text:list-item>
        <text:list-item>
          <text:p text:style-name="P13">Asiakkaan nimissä on nolla tai useampi tilausta. Sekä keskeneräiset että jo toimitetut tilaukset kuuluvat tähän.</text:p>
        </text:list-item>
        <text:list-item>
          <text:p text:style-name="P13">Asiakkaalla <text:span text:style-name="T6">on</text:span> yksi tai useampi toimitusosoite (esim. kotiosoite ja työpaikan osoite).</text:p>
        </text:list-item>
      </text:list>
      <text:p text:style-name="P2"/>
      <text:p text:style-name="P14">Tilaus</text:p>
      <text:list xml:id="list3263139556421459965" text:style-name="L3">
        <text:list-item>
          <text:p text:style-name="P15">Tilaukseen liittyy yksi tai useampi tilattu tuote.</text:p>
        </text:list-item>
        <text:list-item>
          <text:p text:style-name="P15">Tilaus liittyy johonkin nimenomaiseen laskuun (tilausta ei voi siis maksaa monessa erässä eli useammalla laskulla).</text:p>
        </text:list-item>
        <text:list-item>
          <text:p text:style-name="P16">Tilaus liittyy yhteen asiakkaaseen.</text:p>
        </text:list-item>
        <text:list-item>
          <text:p text:style-name="P16">Tilaus liittyy yhteen osoitteeseen. <text:span text:style-name="T6">Huomaa, että tilaukseen liittyvää osoitetta ei voi päätellä Asiakas-taulun kautta, koska asiakkaalla voi olla monta osoitetta.</text:span></text:p>
        </text:list-item>
        <text:list-item>
          <text:p text:style-name="P32">Tilaukseen liittyy nolla tai useampi ongelma.</text:p>
        </text:list-item>
        <text:list-item>
          <text:p text:style-name="P32">Tilauksen attribuutteihin pitää liittyä statustietoa...</text:p>
        </text:list-item>
        <text:list-item>
          <text:p text:style-name="P33">Tilaukseen liittyy yksi tilauksen käsittelijä eli henkilökunnan jäsen</text:p>
        </text:list-item>
      </text:list>
      <text:p text:style-name="P17"/>
      <text:p text:style-name="P18">Tilattu_tuote</text:p>
      <text:list xml:id="list6323489619109948092" text:style-name="L4">
        <text:list-item>
          <text:p text:style-name="P19">Tilattu tuote liittyy luonnollisesti tasan yhteen tuotteeseen.</text:p>
        </text:list-item>
        <text:list-item>
          <text:p text:style-name="P19">Tilattu tuote liittyy aina yhteen tilaukseen.</text:p>
        </text:list-item>
        <text:list-item>
          <text:p text:style-name="P19">Tilattuun tuotteeseen liittyy nolla tai useampi lisuke, esim. valkosipulia pizzaan.</text:p>
        </text:list-item>
      </text:list>
      <text:p text:style-name="P18"/>
      <text:p text:style-name="P18">Tuote</text:p>
      <text:list xml:id="list423044845543923845" text:style-name="L5">
        <text:list-item>
          <text:p text:style-name="P20">Jokaisella tuotteella on tuotetyyppinsä. Esim. Tosimiehen vegen tuotetyyppi on pizza. Ajatellaan yksinkertaisuuden vuoksi, että jokainen tuote liittyy tasan yhteen tuotetyyppiin.</text:p>
        </text:list-item>
        <text:list-item>
          <text:p text:style-name="P20">Tuotetta ei ole ehkä tilattu lainkaan tai sitten sitä on tilattu monien tilausten yhteydessä.</text:p>
        </text:list-item>
        <text:list-item>
          <text:p text:style-name="P27">Tuotetta vastaa yksi “Hintakerroin”, <text:span text:style-name="T7">jolla modifioidaan hintaaa lähinnä vuorokaudenajan mukaan</text:span></text:p>
        </text:list-item>
        <text:list-item>
          <text:p text:style-name="P28">Tuotteen varsinainen hinta on siis osa tuotetta</text:p>
        </text:list-item>
      </text:list>
      <text:p text:style-name="P18"/>
      <text:p text:style-name="P18">Tuotetyyppi</text:p>
      <text:list xml:id="list4836428774399055440" text:style-name="L6">
        <text:list-item>
          <text:p text:style-name="P21">Jokaista tuotetyyppiä vastaa nolla tai useampi tuote.</text:p>
        </text:list-item>
      </text:list>
      <text:p text:style-name="P18"/>
      <text:p text:style-name="P29">Hintakerroininfo</text:p>
      <text:list xml:id="list1322689103935938197" text:style-name="L7">
        <text:list-item>
          <text:p text:style-name="P30">Hintakerroininfo liittyy nollaan tai useampaan tuotteeseen ja/tai nollaan tai useampaan lisukkeeseen. Periaatteessa siis Hintakerrointaulussa voisi <text:s/>olla vain yksi rivi, joka pätisi kaikkiiin tuotteisiin ja lisukkeisiin.</text:p>
        </text:list-item>
      </text:list>
      <text:p text:style-name="P22"/>
      <text:p text:style-name="P23">Lisuke</text:p>
      <text:list xml:id="list4304320715185224583" text:style-name="L8">
        <text:list-item>
          <text:p text:style-name="P31">Lisukkeeseen liittyy tasan yksi Hintakerroininfo.</text:p>
        </text:list-item>
        <text:list-item>
          <text:p text:style-name="P31">Lisuke liittyy nollaan tai useampaan tilattuun tuotteeseen.</text:p>
        </text:list-item>
        <text:list-item>
          <text:p text:style-name="P24">Voisi olla niinkin, että jokainen lisuke kuuluisi yhteen tai useampaan tuotetyyppiin. Kaikki <text:soft-page-break/>lisukkeet eivät nimittäin sovi kaikkiin tuotetyyppeihin, esim. pekonia ei ole järkevää laittaa lisukkeeksi juomiin.</text:p>
        </text:list-item>
      </text:list>
      <text:p text:style-name="P23"/>
      <text:p text:style-name="P23"/>
      <text:p text:style-name="P23">Lasku</text:p>
      <text:list xml:id="list7490477319595486626" text:style-name="L9">
        <text:list-item>
          <text:p text:style-name="P25">Yhteen laskuun voi liittyä useampikin tilaus. Tässä on kuitenkin oltava tietty rajoite: kaikkien laskuun liittyvien tilausten on liityttävä samaan asiakkaaseen.</text:p>
        </text:list-item>
      </text:list>
      <text:p text:style-name="P23"/>
      <text:p text:style-name="P5">Ongelma</text:p>
      <text:list xml:id="list70515132616253431" text:style-name="L11">
        <text:list-item>
          <text:p text:style-name="P6">Ongelmat liittyvät aina tilauksiin eivätkä <text:span text:style-name="T3">suoranaisesti</text:span><text:span text:style-name="T4"> mihinkään muuhun. Jokainen ongelma liittyy aina yhteen tilaukseen.</text:span></text:p>
        </text:list-item>
      </text:list>
      <text:p text:style-name="P5"/>
      <text:p text:style-name="P5"><text:span text:style-name="T4">Osoite</text:span></text:p>
      <text:list xml:id="list4084754771038013693" text:style-name="L12">
        <text:list-item>
          <text:p text:style-name="P7"><text:span text:style-name="T4">Osoite liittyy yhteen tai useampaan asiakkaaseen. Voihan olla, että samassa taloudessa asuu useampia henkilöitä, jotka kaikki ovat PPTKS:n käyttäjiä.</text:span></text:p>
        </text:list-item>
        <text:list-item>
          <text:p text:style-name="P7"><text:span text:style-name="T4">Osoite liittyy nollaan tai useampaan tilaukseen. Tarvitaan suora yhteys Tilaus- ja Osoite-taulujen välillä, koska asiakkaalla voi olla useampi kuin yksi osoite.</text:span></text:p>
        </text:list-item>
      </text:list>
      <text:p text:style-name="P8"/>
      <text:p text:style-name="P8"><text:span text:style-name="T4">Henkilökunnan_jäsen</text:span></text:p>
      <text:list xml:id="list7104039293383878962" text:style-name="L13">
        <text:list-item>
          <text:p text:style-name="P9"><text:span text:style-name="T4">Jokainen työntekijä on ollut nollan tai useamman tilauksen käsittelijä</text:span></text:p>
        </text:list-item>
        <text:list-item>
          <text:p text:style-name="P9"><text:span text:style-name="T4">Jokaisella työntekijällä on järjestelmässä </text:span><text:span text:style-name="T5">käyttäjätunnus</text:span><text:span text:style-name="T4">.</text:span></text:p>
        </text:list-item>
      </text:list>
      <text:p text:style-name="P8"/>
      <text:p text:style-name="P8"><text:span text:style-name="T4">Käyttäjätunnus</text:span></text:p>
      <text:list xml:id="list3586163777039992865" text:style-name="L14">
        <text:list-item>
          <text:p text:style-name="P10"><text:span text:style-name="T4">Primary key voisi olla kaksiosainen? Ensin koodi, joka ilmaisee, onko käyttäjä asiakas vai työntekijä. Sen jälkeen AsiakasID tai Henkilökunnan_jäsenID. Nyt jokaisella asiakkaalla ja jokaisella henkilökunnan jäsenellä voi olla (korkeintaan) yksi käyttäjätunnus.</text:span></text:p>
        </text:list-item>
        <text:list-item>
          <text:p text:style-name="P11"><text:span text:style-name="T4">Jokainen UID liittyy joko yhteen asiakkaaseen tai yhteen henkilökunnan jäsenee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07:28:46.576660680</meta:creation-date>
    <dc:date>2017-03-23T15:23:48.656636036</dc:date>
    <meta:editing-duration>PT2H18M29S</meta:editing-duration>
    <meta:editing-cycles>8</meta:editing-cycles>
    <meta:generator>LibreOffice/4.3.3.2$Linux_X86_64 LibreOffice_project/430m0$Build-2</meta:generator>
    <meta:document-statistic meta:table-count="0" meta:image-count="0" meta:object-count="0" meta:page-count="2" meta:paragraph-count="43" meta:word-count="433" meta:character-count="3365" meta:non-whitespace-character-count="3004"/>
  </office:meta>
</office:document-meta>
</file>